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Consolas" svg:font-family="Consolas, 'Courier New', monospace"/>
    <style:font-face style:name="Lucida Sans" svg:font-family="'Lucida Sans'" style:font-family-generic="swiss"/>
    <style:font-face style:name="Consolas1"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adornments="Обычный" style:font-family-generic="swiss"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rsid="00409ea1"/>
    </style:style>
    <style:style style:name="P2" style:family="paragraph" style:parent-style-name="_5f_text">
      <style:text-properties officeooo:paragraph-rsid="005c5d40"/>
    </style:style>
    <style:style style:name="P3" style:family="paragraph" style:parent-style-name="_5f_code">
      <style:text-properties officeooo:paragraph-rsid="00679d93"/>
    </style:style>
    <style:style style:name="P4" style:family="paragraph" style:parent-style-name="_5f_text" style:master-page-name="Standard">
      <style:paragraph-properties style:page-number="auto"/>
      <style:text-properties officeooo:rsid="00409ea1"/>
    </style:style>
    <style:style style:name="P5" style:family="paragraph" style:parent-style-name="_5f_text">
      <style:text-properties officeooo:rsid="00623d25" officeooo:paragraph-rsid="00623d25"/>
    </style:style>
    <style:style style:name="P6" style:family="paragraph" style:parent-style-name="_5f_text">
      <style:text-properties officeooo:paragraph-rsid="0063ad1f"/>
    </style:style>
    <style:style style:name="P7" style:family="paragraph" style:parent-style-name="_5f_text">
      <style:text-properties fo:language="ru" fo:country="RU" officeooo:rsid="006991d5" officeooo:paragraph-rsid="006991d5"/>
    </style:style>
    <style:style style:name="P8" style:family="paragraph" style:parent-style-name="_5f_text">
      <style:text-properties fo:language="ru" fo:country="RU" officeooo:rsid="006c90cb" officeooo:paragraph-rsid="006c90cb"/>
    </style:style>
    <style:style style:name="P9" style:family="paragraph" style:parent-style-name="_5f_text">
      <style:text-properties fo:language="ru" fo:country="RU" officeooo:rsid="006e9628" officeooo:paragraph-rsid="006e9628"/>
    </style:style>
    <style:style style:name="P10" style:family="paragraph" style:parent-style-name="_5f_text">
      <style:text-properties fo:language="ru" fo:country="RU" officeooo:rsid="00720d83" officeooo:paragraph-rsid="00720d83"/>
    </style:style>
    <style:style style:name="P11" style:family="paragraph" style:parent-style-name="_5f_text">
      <style:text-properties officeooo:rsid="006991d5" officeooo:paragraph-rsid="006991d5"/>
    </style:style>
    <style:style style:name="P12" style:family="paragraph" style:parent-style-name="_5f_text">
      <style:text-properties officeooo:paragraph-rsid="006b3959"/>
    </style:style>
    <style:style style:name="P13" style:family="paragraph" style:parent-style-name="_5f_text">
      <style:text-properties officeooo:paragraph-rsid="006cf9e3"/>
    </style:style>
    <style:style style:name="P14" style:family="paragraph" style:parent-style-name="_5f_text">
      <style:text-properties officeooo:rsid="006de50c" officeooo:paragraph-rsid="006de50c"/>
    </style:style>
    <style:style style:name="P15" style:family="paragraph" style:parent-style-name="_5f_text">
      <style:text-properties officeooo:paragraph-rsid="006e9628"/>
    </style:style>
    <style:style style:name="P16" style:family="paragraph" style:parent-style-name="_5f_text">
      <style:text-properties officeooo:rsid="00708191" officeooo:paragraph-rsid="00708191"/>
    </style:style>
    <style:style style:name="P17" style:family="paragraph" style:parent-style-name="_5f_text">
      <style:text-properties officeooo:paragraph-rsid="00708191"/>
    </style:style>
    <style:style style:name="P18" style:family="paragraph" style:parent-style-name="_5f_text">
      <style:text-properties officeooo:paragraph-rsid="00732431"/>
    </style:style>
    <style:style style:name="P19" style:family="paragraph" style:parent-style-name="_5f_text">
      <style:text-properties officeooo:paragraph-rsid="0073aae7"/>
    </style:style>
    <style:style style:name="P20" style:family="paragraph" style:parent-style-name="_5f_text">
      <style:text-properties officeooo:paragraph-rsid="00756b59"/>
    </style:style>
    <style:style style:name="P21" style:family="paragraph" style:parent-style-name="_5f_text">
      <style:text-properties officeooo:rsid="00756b59" officeooo:paragraph-rsid="00756b59"/>
    </style:style>
    <style:style style:name="T1" style:family="text">
      <style:text-properties fo:language="en" fo:country="US" officeooo:rsid="005a5cf6"/>
    </style:style>
    <style:style style:name="T2" style:family="text">
      <style:text-properties fo:language="en" fo:country="US" officeooo:rsid="00679d93"/>
    </style:style>
    <style:style style:name="T3" style:family="text">
      <style:text-properties officeooo:rsid="00409ea1"/>
    </style:style>
    <style:style style:name="T4" style:family="text">
      <style:text-properties officeooo:rsid="005c5d40"/>
    </style:style>
    <style:style style:name="T5" style:family="text">
      <style:text-properties fo:language="ru" fo:country="RU"/>
    </style:style>
    <style:style style:name="T6" style:family="text">
      <style:text-properties fo:language="ru" fo:country="RU" officeooo:rsid="005c5d40"/>
    </style:style>
    <style:style style:name="T7" style:family="text">
      <style:text-properties fo:language="ru" fo:country="RU" officeooo:rsid="006c90cb"/>
    </style:style>
    <style:style style:name="T8" style:family="text">
      <style:text-properties fo:language="ru" fo:country="RU" officeooo:rsid="00708191"/>
    </style:style>
    <style:style style:name="T9" style:family="text">
      <style:text-properties style:font-name="Calibri Light1" fo:font-size="10pt" fo:language="en" fo:country="US" fo:font-weight="250"/>
    </style:style>
    <style:style style:name="T10" style:family="text">
      <style:text-properties style:font-name="Calibri Light1" fo:font-size="10pt" fo:language="en" fo:country="US" fo:font-weight="250" officeooo:rsid="005e10e4"/>
    </style:style>
    <style:style style:name="T11" style:family="text">
      <style:text-properties style:font-name="Calibri Light1" fo:font-size="10pt" fo:language="en" fo:country="US" fo:font-weight="250" officeooo:rsid="0063ad1f"/>
    </style:style>
    <style:style style:name="T12" style:family="text">
      <style:text-properties style:font-name="Calibri Light1" fo:font-size="10pt" fo:language="en" fo:country="US" fo:font-weight="250" officeooo:rsid="00708191"/>
    </style:style>
    <style:style style:name="T13" style:family="text">
      <style:text-properties style:font-name="Calibri Light1" fo:font-size="10pt" fo:language="en" fo:country="US" fo:font-weight="250" officeooo:rsid="0073aae7"/>
    </style:style>
    <style:style style:name="T14" style:family="text">
      <style:text-properties style:font-name="Calibri Light1" fo:font-size="10pt" fo:language="en" fo:country="US" fo:font-weight="250" officeooo:rsid="00762d33"/>
    </style:style>
    <style:style style:name="T15" style:family="text">
      <style:text-properties style:font-name="Calibri Light1" fo:font-size="10pt" fo:language="ru" fo:country="RU" fo:font-weight="250"/>
    </style:style>
    <style:style style:name="T16" style:family="text">
      <style:text-properties style:font-name="Calibri Light1" fo:font-size="10pt" fo:language="ru" fo:country="RU" fo:font-weight="250" officeooo:rsid="005e10e4"/>
    </style:style>
    <style:style style:name="T17" style:family="text">
      <style:text-properties style:font-name="Calibri Light1" fo:font-size="10pt" fo:language="ru" fo:country="RU" fo:font-weight="250" officeooo:rsid="0063ad1f"/>
    </style:style>
    <style:style style:name="T18" style:family="text">
      <style:text-properties style:font-name="Calibri Light1" fo:font-size="10pt" fo:language="ru" fo:country="RU" fo:font-weight="250" officeooo:rsid="006991d5"/>
    </style:style>
    <style:style style:name="T19" style:family="text">
      <style:text-properties style:font-name="Calibri Light1" fo:font-size="10pt" fo:language="ru" fo:country="RU" fo:font-weight="250" officeooo:rsid="006b3959"/>
    </style:style>
    <style:style style:name="T20" style:family="text">
      <style:text-properties style:font-name="Calibri Light1" fo:font-size="10pt" fo:language="ru" fo:country="RU" fo:font-weight="250" officeooo:rsid="006c90cb"/>
    </style:style>
    <style:style style:name="T21" style:family="text">
      <style:text-properties style:font-name="Calibri Light1" fo:font-size="10pt" fo:language="ru" fo:country="RU" fo:font-weight="250" officeooo:rsid="006cf9e3"/>
    </style:style>
    <style:style style:name="T22" style:family="text">
      <style:text-properties style:font-name="Calibri Light1" fo:font-size="10pt" fo:language="ru" fo:country="RU" fo:font-weight="250" officeooo:rsid="006e9628"/>
    </style:style>
    <style:style style:name="T23" style:family="text">
      <style:text-properties style:font-name="Calibri Light1" fo:font-size="10pt" fo:language="ru" fo:country="RU" fo:font-weight="250" officeooo:rsid="00708191"/>
    </style:style>
    <style:style style:name="T24" style:family="text">
      <style:text-properties style:font-name="Calibri Light1" fo:font-size="10pt" fo:language="ru" fo:country="RU" fo:font-weight="250" officeooo:rsid="0073aae7"/>
    </style:style>
    <style:style style:name="T25" style:family="text">
      <style:text-properties style:font-name="Calibri Light1" fo:font-size="10pt" fo:language="ru" fo:country="RU" fo:font-weight="250" officeooo:rsid="00756b59"/>
    </style:style>
    <style:style style:name="T26" style:family="text">
      <style:text-properties style:font-name="Calibri Light1" fo:font-size="10pt" fo:language="ru" fo:country="RU" fo:font-weight="250" officeooo:rsid="00762d33"/>
    </style:style>
    <style:style style:name="T27" style:family="text">
      <style:text-properties style:font-name="Calibri Light1" fo:font-size="10pt" fo:font-weight="250"/>
    </style:style>
    <style:style style:name="T28" style:family="text">
      <style:text-properties style:font-name="Calibri Light1" fo:font-size="10pt" fo:font-weight="250" officeooo:rsid="0063ad1f"/>
    </style:style>
    <style:style style:name="T29" style:family="text">
      <style:text-properties style:font-name="Calibri Light1" fo:font-size="10pt" fo:font-weight="250" officeooo:rsid="006e9628"/>
    </style:style>
    <style:style style:name="T30" style:family="text">
      <style:text-properties style:font-name="Calibri Light1" fo:font-size="10pt" fo:font-weight="250" officeooo:rsid="00708191"/>
    </style:style>
    <style:style style:name="T31" style:family="text">
      <style:text-properties style:font-name="Calibri Light1" fo:font-size="10pt" fo:font-weight="250" officeooo:rsid="00721504"/>
    </style:style>
    <style:style style:name="T32" style:family="text">
      <style:text-properties style:font-name="Calibri Light1" fo:font-size="10pt" fo:font-weight="250" officeooo:rsid="00732431"/>
    </style:style>
    <style:style style:name="T33" style:family="text">
      <style:text-properties style:font-name="Calibri Light1" fo:font-size="10pt" fo:font-weight="250" officeooo:rsid="0073aae7"/>
    </style:style>
    <style:style style:name="T34" style:family="text">
      <style:text-properties style:font-name="Calibri Light1" fo:font-size="10pt" fo:font-weight="250" officeooo:rsid="00756b59"/>
    </style:style>
    <style:style style:name="T35" style:family="text">
      <style:text-properties style:font-name="Calibri Light1" fo:font-size="10pt" fo:font-weight="250" officeooo:rsid="0079856c"/>
    </style:style>
    <style:style style:name="T36" style:family="text">
      <style:text-properties style:font-name="Consolas1" fo:font-size="9pt" fo:language="en" fo:country="US" fo:font-weight="normal" officeooo:rsid="00679d93"/>
    </style:style>
    <style:style style:name="T37" style:family="text">
      <style:text-properties officeooo:rsid="006a1d96"/>
    </style:style>
    <style:style style:name="T38" style:family="text">
      <style:text-properties officeooo:rsid="006e9628"/>
    </style:style>
    <style:style style:name="T39" style:family="text">
      <style:text-properties officeooo:rsid="0072150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www.npmjs.com/package/express-session" text:style-name="Internet_20_link" text:visited-style-name="Visited_20_Internet_20_Link">https://www.npmjs.com/package/express-session</text:a></text:p>
      <text:p text:style-name="_5f_heading_5f_top">Сессии в Express</text:p>
      <text:p text:style-name="P5">Библиотека express-session.</text:p>
      <text:p text:style-name="_5f_heading_5f_bottom">Что известно</text:p>
      <text:p text:style-name="P19"><text:span text:style-name="T28">express — </text:span><text:span text:style-name="T32">это сервер, который должен обслуживать паральлельно тысячи запросов от клиентов. Понятно что эти процессы не должны быть негависимы. Всё что имеет сервер это информацию из запросв клиента. Логично что в процессе выполения должны создаваться объекты для обработки данного запроса, ап после отсылки ответа все объекты уничтожаются. А именно, необходимо мыслить асинхронно. </text:span></text:p>
      <text:p text:style-name="P19"><text:span text:style-name="T33">При запуске сервера по всем ссылка собираются </text:span><text:span text:style-name="T24">переменные и функции для работы. После этого сервер ожидает запроса по выбранному порту.</text:span></text:p>
      <text:p text:style-name="P19"><text:span text:style-name="T24">Когда приходит запрос, сервер создает объект</text:span><text:span text:style-name="T13"> req </text:span><text:span text:style-name="T24">и переносит в него все данные из</text:span><text:span text:style-name="T13"> http</text:span><text:span text:style-name="T24"> запроса. Это следует из того, что сразу имеется возможность распечатать</text:span><text:span text:style-name="T24"> </text:span><text:span text:style-name="T26">инфор</text:span><text:span text:style-name="T14">м</text:span><text:span text:style-name="T26">ацию</text:span><text:span text:style-name="T24"> </text:span><text:span text:style-name="T24">из запроса.</text:span></text:p>
      <text:p text:style-name="P20"><text:span text:style-name="T24">При вызове функции в объект запроса добавляется сессия и </text:span><text:span text:style-name="T26">генерируется хэш. И</text:span><text:span text:style-name="T24">з </text:span><text:span text:style-name="T26">запроса </text:span><text:span text:style-name="T25">берется кук </text:span><text:span text:style-name="T12">connect.sid</text:span><text:span text:style-name="T23"> </text:span><text:span text:style-name="T25">и </text:span><text:span text:style-name="T26">если он там есть, то ищется в </text:span><text:span text:style-name="T25">глобальной области видимости где запоминаются параметры всех сессий. </text:span><text:span text:style-name="T26">(</text:span><text:span text:style-name="T25">Или делается линк. Не столь важно.</text:span><text:span text:style-name="T26">) Если суки нет или </text:span><text:span text:style-name="T14">ky </text:span><text:span text:style-name="T26">не найден, то создается новый кук и новая область с вычисленным хешем.</text:span></text:p>
      <text:p text:style-name="P21"><text:span text:style-name="T15">В этот момент можно читать и писать в этот объект. Вполне естественно , что в момент окончания сеанса информация остается на стороне сервера. И если объекты не пишутся в базу данных, то при остановке сервера они исчезают.</text:span></text:p>
      <text:p text:style-name="_5f_heading_5f_bottom">Что непонятно</text:p>
      <text:p text:style-name="_5f_text">Как это работает <text:span text:style-name="T28">по существу данный механизм.</text:span></text:p>
      <text:p text:style-name="_5f_heading_5f_bottom">Что сделать</text:p>
      <text:p text:style-name="P6"><text:span text:style-name="T17">Буду смотреть по объектам что куда записывается.</text:span></text:p>
      <text:p text:style-name="P3"><text:span text:style-name="T36">const</text:span><text:span text:style-name="T2"> session = require('express-session');</text:span></text:p>
      <text:p text:style-name="_5f_code">console.log (session);</text:p>
      <text:p text:style-name="_5f_code">//</text:p>
      <text:p text:style-name="_5f_code">[Function: session] {</text:p>
      <text:p text:style-name="_5f_code"><text:s text:c="2"/>Store: [Function: Store],</text:p>
      <text:p text:style-name="_5f_code"><text:s text:c="2"/>Cookie: [Function: Cookie],</text:p>
      <text:p text:style-name="_5f_code"><text:s text:c="2"/>Session: [Function: Session],</text:p>
      <text:p text:style-name="_5f_code"><text:s text:c="2"/>MemoryStore: [Function: MemoryStore]</text:p>
      <text:p text:style-name="_5f_text"><text:span text:style-name="_5f_bold">require('express-session');</text:span> подключает 4 новые функции <text:span text:style-name="T37">из библиотеки.</text:span></text:p>
      <text:p text:style-name="P11"><text:span text:style-name="T17">Хотел </text:span><text:span text:style-name="T15">посмотреть Request. Нереально очень сложный объект.</text:span></text:p>
      <text:p text:style-name="P7"><text:a xlink:type="simple" xlink:href="https://expressjs.com/ru/api.html#req" text:style-name="Internet_20_link" text:visited-style-name="Visited_20_Internet_20_Link"><text:span text:style-name="T27">https://expressjs.com/ru/api.html#req</text:span></text:a></text:p>
      <text:p text:style-name="P12"><text:span text:style-name="T18"><text:s/></text:span><text:span text:style-name="T19">вызов функции session() предположительно добавляет в объект запроса параметр <text:s/>session.</text:span></text:p>
      <text:p text:style-name="_5f_code">app.get('/session', function (req, res) {</text:p>
      <text:p text:style-name="_5f_code"><text:s text:c="2"/>console.log (typeof req.session);</text:p>
      <text:p text:style-name="_5f_code"><text:s text:c="2"/>res.send({ "answer": "Готово" });</text:p>
      <text:p text:style-name="_5f_code">});</text:p>
      <text:p text:style-name="_5f_code">//</text:p>
      <text:p text:style-name="_5f_code">undefined</text:p>
      <text:p text:style-name="P8">пока нет параметра</text:p>
      <text:p text:style-name="P8">Но если вставить кодировкаapp.use(session({</text:p>
      <text:p text:style-name="P8"><text:s text:c="2"/>secret: 'keyboard cat',</text:p>
      <text:p text:style-name="P8"><text:s text:c="2"/>resave: false,</text:p>
      <text:p text:style-name="P8"><text:s text:c="2"/>saveUninitialized: true,</text:p>
      <text:p text:style-name="P8"><text:s text:c="2"/>cookie: { secure: true }</text:p>
      <text:p text:style-name="P8">}))</text:p>
      <text:p text:style-name="P13"><text:span text:style-name="T7">то предыдущий </text:span><text:span text:style-name="T20">код даёт на выходе object. </text:span></text:p>
      <text:p text:style-name="P13"><text:span text:style-name="T21">А где находятся куки и как их посмотреть?</text:span><text:span text:style-name="T20"> </text:span></text:p>
      <text:p text:style-name="P14"><text:span text:style-name="T20">С</text:span><text:span text:style-name="T15">мотрим пример:</text:span></text:p>
      <text:p text:style-name="_5f_code">if (req.session.views) {</text:p>
      <text:p text:style-name="_5f_code"><text:s text:c="4"/>req.session.views++</text:p>
      <text:p text:style-name="_5f_code"><text:s text:c="4"/>res.setHeader('Content-Type', 'text/html')</text:p>
      <text:p text:style-name="_5f_code"><text:s text:c="4"/>res.write('&lt;p&gt;views: ' + req.session.views + '&lt;/p&gt;')</text:p>
      <text:p text:style-name="_5f_code"><text:s text:c="4"/>res.write('&lt;p&gt;expires in: ' + (req.session.cookie.maxAge / 1000) + 's&lt;/p&gt;')</text:p>
      <text:p text:style-name="_5f_code"><text:s text:c="4"/>res.end()</text:p>
      <text:p text:style-name="_5f_code"><text:s text:c="2"/>} else {</text:p>
      <text:p text:style-name="_5f_code"><text:s text:c="4"/>req.session.views = 1</text:p>
      <text:p text:style-name="_5f_code"><text:s text:c="4"/>res.end('welcome to the session demo. refresh!')</text:p>
      <text:p text:style-name="_5f_code"><text:soft-page-break/><text:s text:c="2"/>}</text:p>
      <text:p text:style-name="P14">должен был считать, но нет. <text:s/>req.session.views не передается </text:p>
      <text:p text:style-name="P9">таааак. </text:p>
      <text:p text:style-name="_5f_text">app.use <text:span text:style-name="T38">выполняется при каждом запросе.</text:span></text:p>
      <text:p text:style-name="P15"><text:span text:style-name="T29">Получается что при каждом запросе я получаю </text:span><text:span text:style-name="T22">от клиента что-то </text:span><text:span text:style-name="T23">и это что-то есть его сессия</text:span></text:p>
      <text:p text:style-name="P16"><text:span text:style-name="T15">вот этот код работает для разных клиентов без всякого запоминания в редис</text:span></text:p>
      <text:p text:style-name="_5f_code">app.use(session({</text:p>
      <text:p text:style-name="_5f_code"><text:s text:c="2"/>secret: 'keyboard cat',</text:p>
      <text:p text:style-name="_5f_code"><text:s text:c="2"/>resave: false,</text:p>
      <text:p text:style-name="_5f_code"><text:s text:c="2"/>saveUninitialized: true</text:p>
      <text:p text:style-name="_5f_code">}))</text:p>
      <text:p text:style-name="P17"><text:span text:style-name="T8">создаем </text:span><text:span text:style-name="T23">сеанс. У клиента есть кук с именем </text:span><text:span text:style-name="T12">connect.sid </text:span><text:span text:style-name="T23">в нем находится код сеанса.</text:span></text:p>
      <text:p text:style-name="P10"><text:span text:style-name="T30">Анализ </text:span><text:span text:style-name="T27">кода который работает:</text:span></text:p>
      <text:p text:style-name="_5f_code">app.use(session({</text:p>
      <text:p text:style-name="_5f_code"><text:s text:c="2"/>secret: 'keyboard cat',</text:p>
      <text:p text:style-name="_5f_code"><text:s text:c="2"/>resave: false,</text:p>
      <text:p text:style-name="_5f_code"><text:s text:c="2"/>saveUninitialized: false</text:p>
      <text:p text:style-name="_5f_code">}))</text:p>
      <text:p text:style-name="_5f_code"/>
      <text:p text:style-name="_5f_code">app.use(function (req, res, next) {</text:p>
      <text:p text:style-name="_5f_code"><text:s text:c="2"/>if (!req.session.views) {</text:p>
      <text:p text:style-name="_5f_code"><text:s text:c="4"/>req.session.views = {}</text:p>
      <text:p text:style-name="_5f_code"><text:s text:c="2"/>}</text:p>
      <text:p text:style-name="_5f_code"/>
      <text:p text:style-name="_5f_code"><text:s text:c="2"/>// get the url pathname</text:p>
      <text:p text:style-name="_5f_code"><text:s text:c="2"/>var pathname = parseurl(req).pathname</text:p>
      <text:p text:style-name="_5f_code"><text:s text:c="2"/>console.log(pathname);</text:p>
      <text:p text:style-name="_5f_code"><text:s text:c="2"/>// count the views</text:p>
      <text:p text:style-name="_5f_code"><text:s text:c="2"/>req.session.views[pathname] = (req.session.views[pathname] || 0) + 1</text:p>
      <text:p text:style-name="_5f_code"/>
      <text:p text:style-name="_5f_code"><text:s text:c="2"/>next()</text:p>
      <text:p text:style-name="_5f_code">})</text:p>
      <text:p text:style-name="_5f_code"/>
      <text:p text:style-name="_5f_code">app.get('/foo', function (req, res, next) {</text:p>
      <text:p text:style-name="_5f_code"><text:s text:c="2"/>res.send('you viewed this page ' + req.session.views['/foo'] + ' times')</text:p>
      <text:p text:style-name="_5f_code">})</text:p>
      <text:p text:style-name="_5f_code"/>
      <text:p text:style-name="_5f_code">app.get('/bar', function (req, res, next) {</text:p>
      <text:p text:style-name="_5f_code"><text:s text:c="2"/>res.send('you viewed this page ' + req.session.views['/bar'] + ' times')</text:p>
      <text:p text:style-name="_5f_code">})</text:p>
      <text:p text:style-name="_5f_text">При запросе <text:span text:style-name="T32">всегда</text:span> запускается <text:span text:style-name="T39">функция session, которая присоединяет сессию к запросу. Секретный ключ это соль. </text:span><text:span text:style-name="T34">Создается хэшь</text:span><text:span text:style-name="T31"> <text:s/>и записывается в кук для клиента под именем </text:span><text:span text:style-name="T34">connect.sid т копию записывает в … куда пожелаете. </text:span><text:span text:style-name="T35">А если уже есть такой, то данные загружаются.</text:span></text:p>
      <text:p text:style-name="P21"><text:span text:style-name="T34">Е</text:span><text:span text:style-name="T27">стенственно, что </text:span><text:span text:style-name="T9">req</text:span></text:p>
      <text:p text:style-name="_5f_heading_5f_middle_5f_1">Установка</text:p>
      <text:p text:style-name="_5f_text"/>
      <text:p text:style-name="_5f_code">$ npm install express-session</text:p>
      <text:p text:style-name="_5f_heading_5f_middle_5f_2">AP</text:p>
      <text:p text:style-name="_5f_code">var session = require('express-session')</text:p>
      <text:p text:style-name="_5f_code">session(options)</text:p>
      <text:p text:style-name="_5f_text"/>
      <text:p text:style-name="P1"><text:span text:style-name="_5f_bold">Примечание</text:span>. Данные сеанса не сохраняются в самом файле cookie, только идентификатор сеанса. Данные сеанса хранятся на стороне сервера.</text:p>
      <text:p text:style-name="P1"><text:span text:style-name="_5f_bold">Примечание</text:span>. Начиная с версии 1.5.0, для работы этого модуля больше не нужно использовать cookie-parserпромежуточное программное обеспечение . Этот модуль теперь напрямую читает и записывает файлы cookie в req/ res. Использование cookie-parser может привести к проблемам, если secret между этим модулем и cookie-parser.</text:p>
      <text:p text:style-name="P1"><text:span text:style-name="_5f_bold">Предупреждение</text:span> хранения сессии на стороне сервера по умолчанию, <text:span text:style-name="_5f_bold">MemoryStore</text:span> является специально не предназначены для производственной среды. Он будет вызывать утечку памяти в большинстве случаев, не масштабируется за пределы одного процесса и предназначен для отладки и разработки.</text:p>
      <text:p text:style-name="_5f_code"><text:soft-page-break/>var app = express()</text:p>
      <text:p text:style-name="_5f_code">app.set('trust proxy', 1) // trust first proxy</text:p>
      <text:p text:style-name="_5f_code">app.use(session({</text:p>
      <text:p text:style-name="_5f_code"><text:s text:c="2"/>secret: 'keyboard cat',</text:p>
      <text:p text:style-name="_5f_code"><text:s text:c="2"/>resave: false,</text:p>
      <text:p text:style-name="_5f_code"><text:s text:c="2"/>saveUninitialized: true,</text:p>
      <text:p text:style-name="_5f_code"><text:s text:c="2"/>cookie: { secure: true }</text:p>
      <text:p text:style-name="_5f_code">}))</text:p>
      <text:p text:style-name="_5f_text"><text:span text:style-name="_5f_bold">secret</text:span> — Это секрет, используемый для подписи файла cookie идентификатора сеанса. Это может быть либо строка для одного секрета, либо массив из нескольких секретов. Если предоставляется массив секретов, только первый элемент будет использоваться для подписи файла cookie идентификатора сеанса, в то время как все элементы будут учитываться при проверке подписи в запросах.<text:span text:style-name="T1"> </text:span></text:p>
      <text:p text:style-name="P2"><text:span text:style-name="T3">resave — </text:span><text:span text:style-name="T6">п</text:span>ринудительно сохраняет сеанс обратно в хранилище сеансов. <text:span text:style-name="T4">Обычно <text:s/>false.</text:span></text:p>
      <text:p text:style-name="P2">SaveUninitialized - </text:p>
      <text:p text:style-name="_5f_text">cookie.secure - <text:s text:c="2"/><text:span text:style-name="T16">включение </text:span><text:span text:style-name="T10">https: (https://webdraftt.com/tutorial/nodejs/https)</text:span></text:p>
      <text:p text:style-name="_5f_tex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Consolas" svg:font-family="Consolas, 'Courier New', monospace"/>
    <style:font-face style:name="Lucida Sans" svg:font-family="'Lucida Sans'" style:font-family-generic="swiss"/>
    <style:font-face style:name="Consolas1"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nsolas2" svg:font-family="Consolas" style:font-adornments="Обычный" style:font-family-generic="swiss" style:font-pitch="fixed"/>
    <style:font-face style:name="Calibri1"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svg:font-family="Calibri" style:font-adornments="Курсив" style:font-family-generic="swiss" style:font-pitch="variable"/>
    <style:font-face style:name="Calibri Light" svg:font-family="'Calibri Light'" style:font-adornments="Жирный" style:font-family-generic="swiss" style:font-pitch="variable"/>
    <style:font-face style:name="Calibri Light1"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2"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1"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1" fo:font-family="'Calibri Light'" style:font-style-name="Обычный" style:font-family-generic="swiss" style:font-pitch="variable" fo:font-size="10pt" fo:font-weight="250" officeooo:rsid="00409ea1"/>
    </style:style>
    <style:style style:name="_5f_heading_5f_top" style:display-name="_heading_top"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middle_5f_1" style:display-name="_heading_middle_1" style:family="paragraph" style:parent-style-name="_5f_heading_5f_top">
      <style:text-properties fo:font-variant="normal" fo:text-transform="none" fo:font-size="18pt"/>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ext-properties style:font-name="Consolas1" fo:font-family="Consolas" style:font-style-name="Обычный" style:font-family-generic="modern" style:font-pitch="fixed" fo:font-size="9pt" fo:language="zxx" fo:country="none" fo:font-weight="normal"/>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paragraph-properties fo:margin-left="1cm" fo:margin-right="0cm" fo:margin-top="0.101cm" fo:margin-bottom="0cm" style:contextual-spacing="false" fo:text-align="start" style:justify-single-word="false" fo:text-indent="0cm" style:auto-text-indent="false"/>
      <style:text-properties fo:font-size="1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comment" style:display-name="_comment" style:family="paragraph">
      <loext:graphic-properties draw:fill="solid" draw:fill-color="#fffbed"/>
      <style:paragraph-properties fo:background-color="#fffbed" fo:padding="0.101cm" fo:border-left="2.01pt solid #2a6099" fo:border-right="2.01pt solid #2a6099" fo:border-top="none" fo:border-bottom="none"/>
      <style:text-properties style:font-name="Calibri" fo:font-family="Calibri" style:font-style-name="Курсив" style:font-family-generic="swiss" style:font-pitch="variable" fo:font-size="9pt" fo:language="none" fo:country="none" fo:font-style="italic" fo:font-weight="normal"/>
    </style:style>
    <style:style style:name="_5f_attention" style:display-name="_attention" style:family="paragraph" style:parent-style-name="_5f_code">
      <loext:graphic-properties draw:fill="none" draw:fill-color="#ffffa6"/>
      <style:paragraph-properties fo:background-color="transparent" fo:padding="0.101cm" fo:border="0.26pt solid #ff5429"/>
      <style:text-properties style:font-name="Calibri Light1" fo:font-family="'Calibri Light'" style:font-style-name="Обычный" style:font-family-generic="swiss" style:font-pitch="variable" fo:font-size="10pt" fo:language="none" fo:country="none" fo:font-weight="25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1"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1"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1"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1"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1"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40</meta:editing-cycles>
    <meta:print-date>1970-01-01T03:00:00</meta:print-date>
    <meta:creation-date>2019-07-03T13:26:00</meta:creation-date>
    <dc:date>2020-11-03T22:02:19.893000000</dc:date>
    <meta:editing-duration>P6DT16H59M51S</meta:editing-duration>
    <meta:generator>LibreOffice/7.0.2.2$Windows_X86_64 LibreOffice_project/8349ace3c3162073abd90d81fd06dcfb6b36b994</meta:generator>
    <meta:document-statistic meta:table-count="0" meta:image-count="0" meta:object-count="0" meta:page-count="3" meta:paragraph-count="107" meta:word-count="743" meta:character-count="5570" meta:non-whitespace-character-count="4821"/>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